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 svg:font-family="L\\"/>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98in"/>
    </style:style>
    <style:style style:name="co2" style:family="table-column">
      <style:table-column-properties fo:break-before="auto" style:column-width="2.0472in"/>
    </style:style>
    <style:style style:name="co3" style:family="table-column">
      <style:table-column-properties fo:break-before="auto" style:column-width="1.5437in"/>
    </style:style>
    <style:style style:name="co4" style:family="table-column">
      <style:table-column-properties fo:break-before="auto" style:column-width="1.7689in"/>
    </style:style>
    <style:style style:name="co5" style:family="table-column">
      <style:table-column-properties fo:break-before="auto" style:column-width="3.9772in"/>
    </style:style>
    <style:style style:name="co6" style:family="table-column">
      <style:table-column-properties fo:break-before="auto" style:column-width="4.5673in"/>
    </style:style>
    <style:style style:name="co7" style:family="table-column">
      <style:table-column-properties fo:break-before="auto" style:column-width="0.889in"/>
    </style:style>
    <style:style style:name="ro1" style:family="table-row">
      <style:table-row-properties style:row-height="0.3626in" fo:break-before="auto" style:use-optimal-row-height="false"/>
    </style:style>
    <style:style style:name="ro2" style:family="table-row">
      <style:table-row-properties style:row-height="0.3209in" fo:break-before="auto" style:use-optimal-row-height="false"/>
    </style:style>
    <style:style style:name="ro3" style:family="table-row">
      <style:table-row-properties style:row-height="0.9638in" fo:break-before="auto" style:use-optimal-row-height="false"/>
    </style:style>
    <style:style style:name="ro4" style:family="table-row">
      <style:table-row-properties style:row-height="1.2953in" fo:break-before="auto" style:use-optimal-row-height="false"/>
    </style:style>
    <style:style style:name="ro5" style:family="table-row">
      <style:table-row-properties style:row-height="0.9736in" fo:break-before="auto" style:use-optimal-row-height="false"/>
    </style:style>
    <style:style style:name="ro6" style:family="table-row">
      <style:table-row-properties style:row-height="1.3264in" fo:break-before="auto" style:use-optimal-row-height="false"/>
    </style:style>
    <style:style style:name="ro7" style:family="table-row">
      <style:table-row-properties style:row-height="1.202in" fo:break-before="auto" style:use-optimal-row-height="false"/>
    </style:style>
    <style:style style:name="ro8" style:family="table-row">
      <style:table-row-properties style:row-height="1.0047in" fo:break-before="auto" style:use-optimal-row-height="false"/>
    </style:style>
    <style:style style:name="ro9" style:family="table-row">
      <style:table-row-properties style:row-height="1.2638in" fo:break-before="auto" style:use-optimal-row-height="false"/>
    </style:style>
    <style:style style:name="ro10" style:family="table-row">
      <style:table-row-properties style:row-height="1.078in" fo:break-before="auto" style:use-optimal-row-height="fals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fo:wrap-option="no-wrap" fo:border="0.74pt solid #000000"/>
      <style:text-properties fo:color="#ffffff"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UI"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74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bf7f" fo:wrap-option="wrap" fo:border="0.74pt solid #000000" style:vertical-align="middl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e994" fo:wrap-option="wrap" fo:border="0.74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aa95" fo:wrap-option="wrap" fo:border="0.74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a6" fo:wrap-option="wrap" fo:border="0.74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bf7f" fo:wrap-option="wrap" fo:border="0.74pt solid #000000"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vertical-align="middle"/>
      <style:text-properties style:font-name="Liberation Sans"/>
    </style:style>
    <style:style style:name="ce9" style:family="table-cell" style:parent-style-name="Default">
      <style:table-cell-properties fo:wrap-option="wrap"/>
      <style:text-properties style:font-name="Liberation Sans"/>
    </style:style>
    <style:style style:name="ce10" style:family="table-cell" style:parent-style-name="Default">
      <style:text-properties style:font-name="Liberation Sans"/>
    </style:style>
    <style:style style:name="ce11" style:family="table-cell" style:parent-style-name="Default">
      <style:table-cell-properties fo:background-color="#666666" fo:wrap-option="wrap" fo:border="0.74pt solid #000000"/>
      <style:text-properties fo:color="#ffffff" style:font-name="Liberation Sans"/>
    </style:style>
    <style:style style:name="ce12" style:family="table-cell" style:parent-style-name="Default">
      <style:table-cell-properties fo:background-color="#ffaa95" fo:wrap-option="wrap" fo:border="0.74pt solid #000000" style:vertical-align="middle"/>
      <style:text-properties style:font-name="Liberation Sans"/>
    </style:style>
    <style:style style:name="ce13" style:family="table-cell" style:parent-style-name="Default">
      <style:table-cell-properties fo:background-color="#666666" fo:wrap-option="wrap" fo:border="0.74pt solid #000000"/>
      <style:text-properties style:font-name="Liberation Sans"/>
    </style:style>
    <style:style style:name="ce14" style:family="table-cell" style:parent-style-name="Default">
      <style:table-cell-properties fo:wrap-option="wrap" fo:border="0.74pt solid #000000" style:vertical-align="middle"/>
      <style:text-properties style:font-name="Liberation Sans" fo:font-weight="bold" style:font-weight-asian="bold" style:font-weight-complex="bold"/>
    </style:style>
    <style:style style:name="ce15" style:family="table-cell" style:parent-style-name="Default">
      <style:table-cell-properties fo:background-color="#ffbf7f" fo:wrap-option="wrap" fo:border="0.74pt solid #000000" style:vertical-align="middle"/>
      <style:text-properties style:font-name="Liberation Sans"/>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row table:style-name="ro1">
          <table:table-cell table:style-name="ce1" office:value-type="string" calcext:value-type="string">
            <text:p>Reaction Pathways, P-T Ranges, and Kinetic Constraints at the Core Mantle Boundary</text:p>
          </table:table-cell>
          <table:table-cell table:style-name="ce11" table:number-columns-repeated="2"/>
          <table:table-cell table:style-name="ce13" table:number-columns-repeated="3"/>
        </table:table-row>
        <table:table-row table:style-name="ro2">
          <table:table-cell table:style-name="ce2" office:value-type="string" calcext:value-type="string">
            <text:p>Reaction/Process</text:p>
          </table:table-cell>
          <table:table-cell table:style-name="ce2" office:value-type="string" calcext:value-type="string">
            <text:p>P-T Conditions</text:p>
          </table:table-cell>
          <table:table-cell table:style-name="ce2" office:value-type="string" calcext:value-type="string">
            <text:p>Reactants</text:p>
          </table:table-cell>
          <table:table-cell table:style-name="ce14" office:value-type="string" calcext:value-type="string">
            <text:p>Products</text:p>
          </table:table-cell>
          <table:table-cell table:style-name="ce14" office:value-type="string" calcext:value-type="string">
            <text:p>Key Details/Notes</text:p>
          </table:table-cell>
          <table:table-cell table:style-name="ce14" office:value-type="string" calcext:value-type="string">
            <text:p>Fate/Implications</text:p>
          </table:table-cell>
        </table:table-row>
        <table:table-row table:style-name="ro3">
          <table:table-cell table:style-name="ce3" office:value-type="string" calcext:value-type="string">
            <text:p>Dehydration of deep-transported hydrous phases</text:p>
          </table:table-cell>
          <table:table-cell table:style-name="ce3" office:value-type="string" calcext:value-type="string">
            <text:p>Steep geothermal gradient near CMB</text:p>
          </table:table-cell>
          <table:table-cell table:style-name="ce3" office:value-type="string" calcext:value-type="string">
            <text:p>Hydrous minerals (e.g., δ-H, D, E, δ-H solid solution)</text:p>
          </table:table-cell>
          <table:table-cell table:style-name="ce3" office:value-type="string" calcext:value-type="string">
            <text:p>Fluids (water)</text:p>
          </table:table-cell>
          <table:table-cell table:style-name="ce3" office:value-type="string" calcext:value-type="string">
            <text:p>Hydrous minerals like δ-H solid solution are significant carriers of water to the base of the lower mantle. The steep geothermal profile at the CMB leads to their decomposition. Dissolution of the phase H component further lowers the decomposition temperature.</text:p>
          </table:table-cell>
          <table:table-cell table:style-name="ce3" office:value-type="string" calcext:value-type="string">
            <text:p>Release of water (fluids) at the base of the lower mantle, providing water for subsequent reactions with the core. This process is linked to the deep water cycle. Hydrated regions may create LLSVPs (Large Low Shear Velocity Provinces).</text:p>
          </table:table-cell>
        </table:table-row>
        <table:table-row table:style-name="ro4">
          <table:table-cell table:style-name="ce4" office:value-type="string" calcext:value-type="string">
            <text:p>Reaction between iron (core) and water (mantle) at high P-T</text:p>
          </table:table-cell>
          <table:table-cell table:style-name="ce4" office:value-type="string" calcext:value-type="string">
            <text:p>Deep lower mantle / CMB conditions (~96-137 GPa, &gt;2200 K)</text:p>
          </table:table-cell>
          <table:table-cell table:style-name="ce4" office:value-type="string" calcext:value-type="string">
            <text:p>Iron (Fe) from core, water (H₂O) released from mantle</text:p>
          </table:table-cell>
          <table:table-cell table:style-name="ce4" office:value-type="string" calcext:value-type="string">
            <text:p>Pyrite-structured FeO₂Hₓ (Py-phase), Iron Hydride (FeH or FeHₓ)</text:p>
          </table:table-cell>
          <table:table-cell table:style-name="ce4" office:value-type="string" calcext:value-type="string">
            <text:p>At pressures significantly higher than ~5 GPa, water acts as a strong oxidizer, pushing iron oxidation beyond FeO to the oxygen-rich FeO₂Hₓ. This reaction is observed experimentally at conditions relevant to the deep lower mantle/CMB. The specific reaction is given as 4Fe + 2H₂O → FeO₂Hₓ + 3FeH. This reaction occurs where hydrated slab material touches the core.</text:p>
          </table:table-cell>
          <table:table-cell table:style-name="ce4" office:value-type="string" calcext:value-type="string">
            <text:p>Leads to the formation of an oxygen-rich interlayer (ORP) at the CMB. This interlayer includes FeO₂Hₓ and FeH. The growth of this layer depends on the available water supply. This reaction is potentially a mechanism for forming ULVZs and is frequently mentioned as a possible product at the CMB.</text:p>
          </table:table-cell>
        </table:table-row>
        <table:table-row table:style-name="ro5">
          <table:table-cell table:style-name="ce5" office:value-type="string" calcext:value-type="string">
            <text:p>Alternative Iron-Water reaction at high pressure</text:p>
          </table:table-cell>
          <table:table-cell table:style-name="ce12" office:value-type="string" calcext:value-type="string">
            <text:p>Pressures &gt; ~5 GPa (Lower mantle)</text:p>
            <text:p/>
          </table:table-cell>
          <table:table-cell table:style-name="ce12" office:value-type="string" calcext:value-type="string">
            <text:p>Iron (Fe), Water (H₂O)</text:p>
            <text:p/>
          </table:table-cell>
          <table:table-cell table:style-name="ce5" office:value-type="string" calcext:value-type="string">
            <text:p>Iron Hydride (FeH), Iron Oxide (FeO)</text:p>
          </table:table-cell>
          <table:table-cell table:style-name="ce5" office:value-type="string" calcext:value-type="string">
            <text:p>Proposed reaction: 3Fe + H₂O → FeO + 2FeH. Occurs at pressures above ~5 GPa. The resultant FeO can react with silicates or descend with FeH into the core. This reaction was proposed for primordial Earth but is also relevant to ongoing core-mantle interactions.</text:p>
          </table:table-cell>
          <table:table-cell table:style-name="ce5" office:value-type="string" calcext:value-type="string">
            <text:p>Sequesters hydrogen within the core as FeH. The resultant FeO can participate in partition reactions, forming (Mg,Fe)O and (Mg,Fe)SiO₃. This process is referred to as iron-water exchange and is initiated by water-induced iron oxidation.</text:p>
          </table:table-cell>
        </table:table-row>
        <table:table-row table:style-name="ro6">
          <table:table-cell table:style-name="ce6" office:value-type="string" calcext:value-type="string">
            <text:p>Reaction between Fe-Si alloys (core) and water (mantle)</text:p>
          </table:table-cell>
          <table:table-cell table:style-name="ce6" office:value-type="string" calcext:value-type="string">
            <text:p>CMB conditions (~110-137 GPa, &gt;3000 K)</text:p>
          </table:table-cell>
          <table:table-cell table:style-name="ce6" office:value-type="string" calcext:value-type="string">
            <text:p>Fe-Si alloy, Water (H₂O) from hydrous minerals</text:p>
          </table:table-cell>
          <table:table-cell table:style-name="ce6" office:value-type="string" calcext:value-type="string">
            <text:p>Iron Hydride (FeHₓ or FeH), Silica (SiO₂) phases</text:p>
          </table:table-cell>
          <table:table-cell table:style-name="ce6" office:value-type="string" calcext:value-type="string">
            <text:p>Experiments using Fe-Si alloys (e.g., Fe-9wt%Si) and hydrous silicates (e.g., lizardite+enstatite or Al(OH)₃+MgSiO₃) show the formation of FeHₓ and SiO₂ phases. This indicates a chemical exchange where Si from the core is oxidized to form SiO₂ (which may react with mantle minerals) while H from water is incorporated into the core as FeHₓ. Redox reaction: Si⁰(metal) + 2H₂O → 4H⁰(metal) + SiO₂.</text:p>
          </table:table-cell>
          <table:table-cell table:style-name="ce6" office:value-type="string" calcext:value-type="string">
            <text:p>Enables exchange of hydrogen and silicon between the mantle and the core. The resulting H-rich, Si-deficient layer at the topmost core is less dense and has lower seismic velocity, potentially contributing to the E' layer. SiO₂ may react with ferropericlase to form bridgmanite or post-perovskite in the mantle.</text:p>
          </table:table-cell>
        </table:table-row>
        <table:table-row table:style-name="ro7">
          <table:table-cell table:style-name="ce4" office:value-type="string" calcext:value-type="string">
            <text:p>Decomposition/Instability of Pyrite-structured FeO₂Hₓ</text:p>
          </table:table-cell>
          <table:table-cell table:style-name="ce4" office:value-type="string" calcext:value-type="string">
            <text:p>Near the CMB, above a critical temperature (&gt;2300 K for reaction with CO₂), prolonged heating</text:p>
          </table:table-cell>
          <table:table-cell table:style-name="ce4" office:value-type="string" calcext:value-type="string">
            <text:p>FeO₂Hₓ</text:p>
          </table:table-cell>
          <table:table-cell table:style-name="ce4" office:value-type="string" calcext:value-type="string">
            <text:p>FeO-rich layers, release of hydrogen (H₂O or H₂), Oxygen (O₂) release possible if x ≠ 1</text:p>
          </table:table-cell>
          <table:table-cell table:style-name="ce4" office:value-type="string" calcext:value-type="string">
            <text:p>FeO₂Hₓ is thermally unstable and likely decomposes near the CMB. A recent study suggests that under realistic water supply, FeO₂Hₓ becomes unstable and loses hydrogen. The dissolved hydrogen in FeO₂Hₓ decreases with increasing temperature and prolonged heating. Carbonation by CO₂ can also destabilize FeO₂Hₓ, yielding Fe₄C₃O₁₂ and H₂O.</text:p>
          </table:table-cell>
          <table:table-cell table:style-name="ce4" office:value-type="string" calcext:value-type="string">
            <text:p>FeO₂Hₓ cannot be the direct source of ULVZs due to its instability and likely decomposition near the CMB. Its decomposition leads to the local accumulation of FeO-rich layers at the bottom of the mantle. This process releases hydrogen, which can then escape and circulate upwards. Oxygen release could cause geodynamic instability.</text:p>
          </table:table-cell>
        </table:table-row>
        <table:table-row table:style-name="ro8">
          <table:table-cell table:style-name="ce7" office:value-type="string" calcext:value-type="string">
            <text:p>Melting and Decomposition of Iron Hydride (FeHₓ)</text:p>
          </table:table-cell>
          <table:table-cell table:style-name="ce7" office:value-type="string" calcext:value-type="string">
            <text:p>Melts at ~1000 K lower temperature than major lower mantle silicates/oxides, quenched from &gt;1000 K above melting temp</text:p>
          </table:table-cell>
          <table:table-cell table:style-name="ce7" office:value-type="string" calcext:value-type="string">
            <text:p>FeHₓ</text:p>
          </table:table-cell>
          <table:table-cell table:style-name="ce7" office:value-type="string" calcext:value-type="string">
            <text:p>Iron (Fe), Hydrogen (H)</text:p>
          </table:table-cell>
          <table:table-cell table:style-name="ce7" office:value-type="string" calcext:value-type="string">
            <text:p>FeH melts at a significantly lower temperature than surrounding mantle minerals. Higher temperature or melting enhances hydrogen solubility in liquid iron, but quenched samples show larger volume expansion if quenched from above melting, suggesting H is incorporated into the melt.</text:p>
          </table:table-cell>
          <table:table-cell table:style-name="ce15" office:value-type="string" calcext:value-type="string">
            <text:p>Melting of FeH leads to the release of hydrogen. This free hydrogen is light and mobile. Hydrogen escapes from FeHₓ and ascends upwards, sustaining the hydrogen cycle. This process contributes to the overall movement of hydrogen back towards the surface.</text:p>
          </table:table-cell>
        </table:table-row>
        <table:table-row table:style-name="ro8">
          <table:table-cell table:style-name="ce5" office:value-type="string" calcext:value-type="string">
            <text:p>Hydrogen Ascent Through the Mantle</text:p>
          </table:table-cell>
          <table:table-cell table:style-name="ce5" office:value-type="string" calcext:value-type="string">
            <text:p>Mantle conditions (grain boundaries, potentially forming hydrocarbons)</text:p>
          </table:table-cell>
          <table:table-cell table:style-name="ce5" office:value-type="string" calcext:value-type="string">
            <text:p>Free Hydrogen (H) from FeHₓ melting/decomposition or FeO₂Hₓ decomposition</text:p>
          </table:table-cell>
          <table:table-cell table:style-name="ce5" office:value-type="string" calcext:value-type="string">
            <text:p>Hydrogen, potentially forming hydrocarbons</text:p>
          </table:table-cell>
          <table:table-cell table:style-name="ce5" office:value-type="string" calcext:value-type="string">
            <text:p>Hydrogen is light and mobile. It can infiltrate through grain boundaries of mantle minerals or react to form other volatiles. Carbonation reactions involving FeO₂Hₓ can also release H₂O into the deep mantle.</text:p>
          </table:table-cell>
          <table:table-cell table:style-name="ce5" office:value-type="string" calcext:value-type="string">
            <text:p>Completes the deep hydrogen cycle by moving hydrogen (or H-bearing fluids/volatiles) from the CMB region towards the surface. This ascent can impact mantle properties like viscosity and contribute to magma generation. Hydrogen can be oxidized to water primarily in the crust. Hydrogen returning to the surface via precipitation can re-enter the cycle.</text:p>
          </table:table-cell>
        </table:table-row>
        <table:table-row table:style-name="ro9">
          <table:table-cell table:style-name="ce7" office:value-type="string" calcext:value-type="string">
            <text:p>Accumulation of FeO-rich layers at the CMB</text:p>
          </table:table-cell>
          <table:table-cell table:style-name="ce7" office:value-type="string" calcext:value-type="string">
            <text:p>Bottom of lower mantle</text:p>
          </table:table-cell>
          <table:table-cell table:style-name="ce7" office:value-type="string" calcext:value-type="string">
            <text:p>FeO from Fe-water reactions, potentially residual from FeO₂Hₓ decomposition</text:p>
          </table:table-cell>
          <table:table-cell table:style-name="ce7" office:value-type="string" calcext:value-type="string">
            <text:p>FeO-rich zones (potential ULVZ component)</text:p>
          </table:table-cell>
          <table:table-cell table:style-name="ce7" office:value-type="string" calcext:value-type="string">
            <text:p>FeO is a product of Fe-water reactions. The instability and decomposition of FeO₂Hₓ lead to local accumulation of FeO-rich layers. This accumulation is aided by the high mobility of water and strong partitioning of hydrogen into liquid iron. FeO enrichment increases density and decreases seismic velocities. High Fe diffusivity in ferropericlase (an FeO-bearing phase) aids the growth of these regions.</text:p>
          </table:table-cell>
          <table:table-cell table:style-name="ce7" office:value-type="string" calcext:value-type="string">
            <text:p>Accumulated FeO-rich layers are a strong candidate for explaining ULVZs. The increase in FeO content, especially in ferropericlase, leads to decreased seismic velocities and increased density consistent with ULVZ properties. FeO at the boundary can aid core-mantle coupling. Partial melting of these FeO-rich regions can also occur, which increases conductivity.</text:p>
          </table:table-cell>
        </table:table-row>
        <table:table-row table:style-name="ro10">
          <table:table-cell table:style-name="ce4" office:value-type="string" calcext:value-type="string">
            <text:p>Reaction of FeO₂Hₓ with CO₂ (carbonation)</text:p>
          </table:table-cell>
          <table:table-cell table:style-name="ce4" office:value-type="string" calcext:value-type="string">
            <text:p>Above 107 GPa, &gt;2300 K (can occur as shallow as 1200 km in hot slabs)</text:p>
          </table:table-cell>
          <table:table-cell table:style-name="ce4" office:value-type="string" calcext:value-type="string">
            <text:p>FeO₂Hₓ, CO₂</text:p>
          </table:table-cell>
          <table:table-cell table:style-name="ce4" office:value-type="string" calcext:value-type="string">
            <text:p>Tetrahedral carbonate Fe₄C₃O₁₂, H₂O</text:p>
          </table:table-cell>
          <table:table-cell table:style-name="ce4" office:value-type="string" calcext:value-type="string">
            <text:p>This reaction demonstrates interaction between carbon and hydrogen cycles in the deep mantle. The presence of CO₂ can destabilize FeO₂Hₓ. Reaction can be schematized as 4FeOOH + 3CO₂ =&gt; Fe₄C₃O₁₂ + 2H₂O or 4FeO₂Hₓ + 3CO₂ + 2(1-x)H₂ =&gt; Fe₄C₃O₁₂ + 2H₂O. Fe₄C₃O₁₂ is a candidate for a stable carbon host in the lower mantle.</text:p>
          </table:table-cell>
          <table:table-cell table:style-name="ce4" office:value-type="string" calcext:value-type="string">
            <text:p>Provides an additional mechanism for hydrogen release as H₂O within the deep lower mantle, adding to dehydration reactions and dehydrogenation. Highlights the complexity and interdependence of deep carbon and hydrogen cycles.</text:p>
          </table:table-cell>
        </table:table-row>
        <table:table-row table:style-name="ro11">
          <table:table-cell table:style-name="ce8" table:number-columns-repeated="6"/>
        </table:table-row>
        <table:table-row table:style-name="ro11" table:number-rows-repeated="3">
          <table:table-cell table:style-name="ce9" table:number-columns-repeated="6"/>
        </table:table-row>
        <table:table-row table:style-name="ro11" table:number-rows-repeated="12">
          <table:table-cell table:number-columns-repeated="6"/>
        </table:table-row>
        <table:table-row table:style-name="ro1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 svg:font-family="L\\"/>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11.6929in" fo:page-height="8.2681in" style:num-format="1" style:print-orientation="landscape" fo:margin-top="0.2772in" fo:margin-bottom="0.2146in" fo:margin-left="0.4374in" fo:margin-right="0.3193in" style:scale-to="66%"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7:09.856616009</meta:creation-date>
    <dc:date>2025-05-16T20:06:30.650657023</dc:date>
    <meta:editing-duration>PT4M47S</meta:editing-duration>
    <meta:editing-cycles>2</meta:editing-cycles>
    <meta:generator>LibreOffice/7.3.7.2$Linux_X86_64 LibreOffice_project/30$Build-2</meta:generator>
    <meta:print-date>2025-05-16T20:04:45.707284877</meta:print-date>
    <meta:document-statistic meta:table-count="1" meta:cell-count="61" meta:object-count="0"/>
  </office:meta>
</office:document-meta>
</file>